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0.439in" svg:height="4.6331in" svg:x="1.8213in" svg:y="0.3764in">
            <draw:object draw:notify-on-update-of-ranges="Sheet1.A2:Sheet1.A66 Sheet1.B1:Sheet1.B1 Sheet1.B2:Sheet1.B6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0.4606in" svg:height="5.2291in" svg:x="1.8213in" svg:y="11.9429in">
            <draw:object draw:notify-on-update-of-ranges="Sheet1.A70:Sheet1.A134 Sheet1.B69:Sheet1.B69 Sheet1.B70:Sheet1.B13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0.4606in" svg:height="4.9992in" svg:x="1.8213in" svg:y="24.6807in">
            <draw:object draw:notify-on-update-of-ranges="Sheet1.A138:Sheet1.A202 Sheet1.B137:Sheet1.B137 Sheet1.B138:Sheet1.B20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10.4173in" svg:height="4.3717in" svg:x="1.9185in" svg:y="34.3858in">
            <draw:object draw:notify-on-update-of-ranges="Sheet1.A205:Sheet1.A269 Sheet1.B204:Sheet1.B204 Sheet1.B205:Sheet1.B26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11.0354in" svg:height="6.1492in" svg:x="2.0594in" svg:y="39.5626in">
            <draw:object draw:notify-on-update-of-ranges="Sheet1.A205:Sheet1.A269 Sheet1.B1:Sheet1.B1 Sheet1.B2:Sheet1.B66 Sheet1.B69:Sheet1.B69 Sheet1.B70:Sheet1.B134 Sheet1.B137:Sheet1.B137 Sheet1.B138:Sheet1.B202 Sheet1.B204:Sheet1.B204 Sheet1.B205:Sheet1.B269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>
            <text:p>Munge 8</text:p>
          </table:table-cell>
          <table:table-cell office:value-type="string">
            <text:p>Munge 8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3040673.86">
            <text:p>3040673.86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37310.55">
            <text:p>3037310.5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041965.57">
            <text:p>3041965.57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054129.08">
            <text:p>3054129.08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062783.07">
            <text:p>3062783.07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031567.08">
            <text:p>3031567.08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036687.29">
            <text:p>3036687.29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022028.47">
            <text:p>3022028.47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057341.17">
            <text:p>3057341.17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060916.32">
            <text:p>3060916.3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059867.54">
            <text:p>3059867.54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051469">
            <text:p>3051469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016611.14">
            <text:p>3016611.14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003900.68">
            <text:p>3003900.68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3004520.33">
            <text:p>3004520.33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04266.2">
            <text:p>3004266.2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004159.64">
            <text:p>3004159.6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005087.01">
            <text:p>3005087.01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006930.51">
            <text:p>3006930.51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004212.85">
            <text:p>3004212.8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003614.65">
            <text:p>3003614.65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004391.23">
            <text:p>3004391.23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003654.93">
            <text:p>3003654.93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010041.24">
            <text:p>3010041.24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004155.22">
            <text:p>3004155.22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004467.17">
            <text:p>3004467.17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3003774.08">
            <text:p>3003774.08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3015001.99">
            <text:p>3015001.99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3007120.79">
            <text:p>3007120.79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3004507.1">
            <text:p>3004507.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004400.37">
            <text:p>3004400.37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3003903.7">
            <text:p>3003903.7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3004195.6">
            <text:p>3004195.6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3003582.81">
            <text:p>3003582.81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3004318.66">
            <text:p>3004318.66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003650.3">
            <text:p>3003650.3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004218.63">
            <text:p>3004218.63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003461.73">
            <text:p>3003461.73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3005217.56">
            <text:p>3005217.56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004571.23">
            <text:p>3004571.23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003585.63">
            <text:p>3003585.63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004099.24">
            <text:p>3004099.24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003476.08">
            <text:p>3003476.08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004156.15">
            <text:p>3004156.15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003825.92">
            <text:p>3003825.92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004541.15">
            <text:p>3004541.15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004009.27">
            <text:p>3004009.27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004179.11">
            <text:p>3004179.11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3003407.58">
            <text:p>3003407.58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3004154.85">
            <text:p>3004154.8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04024.86">
            <text:p>3004024.86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3005584.67">
            <text:p>3005584.67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3004693.08">
            <text:p>3004693.08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3003962.82">
            <text:p>3003962.82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3005440.86">
            <text:p>3005440.86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3003391.9">
            <text:p>3003391.9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3004175.3">
            <text:p>3004175.3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3003499.93">
            <text:p>3003499.93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3006771.88">
            <text:p>3006771.88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3004511.53">
            <text:p>3004511.53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3003723.21">
            <text:p>3003723.21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3004357.48">
            <text:p>3004357.48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3003435.31">
            <text:p>3003435.31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3004099.48">
            <text:p>3004099.48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3003669.86">
            <text:p>3003669.86</text:p>
          </table:table-cell>
        </table:table-row>
        <table:table-row table:style-name="ro3" table:number-rows-repeated="2">
          <table:table-cell table:number-columns-repeated="2"/>
        </table:table-row>
        <table:table-row table:style-name="ro1">
          <table:table-cell office:value-type="string">
            <text:p>Munge 16</text:p>
          </table:table-cell>
          <table:table-cell office:value-type="string">
            <text:p>Munge 16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512896.85">
            <text:p>1512896.8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522913.38">
            <text:p>1522913.3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503808.83">
            <text:p>1503808.8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523308.2">
            <text:p>1523308.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503428.34">
            <text:p>1503428.34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522802.08">
            <text:p>1522802.08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503720.06">
            <text:p>1503720.06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522979.7">
            <text:p>1522979.7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503381.78">
            <text:p>1503381.78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523982.71">
            <text:p>1523982.7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505512.54">
            <text:p>1505512.54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523099.22">
            <text:p>1523099.22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504474.24">
            <text:p>1504474.24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523587.76">
            <text:p>1523587.76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03505.25">
            <text:p>1503505.25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522986.44">
            <text:p>1522986.44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503407.19">
            <text:p>1503407.19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523230.63">
            <text:p>1523230.63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507513.97">
            <text:p>1507513.97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523015.35">
            <text:p>1523015.3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503668.36">
            <text:p>1503668.36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523460.85">
            <text:p>1523460.8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503204.06">
            <text:p>1503204.06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523042.77">
            <text:p>1523042.77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504011.72">
            <text:p>1504011.72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523177.9">
            <text:p>1523177.9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503445.02">
            <text:p>1503445.02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522892.79">
            <text:p>1522892.79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504206.56">
            <text:p>1504206.56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525226.56">
            <text:p>1525226.5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503138.7">
            <text:p>1503138.7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524039.26">
            <text:p>1524039.26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503062.94">
            <text:p>1503062.94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522872.67">
            <text:p>1522872.67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505051.72">
            <text:p>1505051.72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523519.73">
            <text:p>1523519.73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503222.18">
            <text:p>1503222.18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522907.56">
            <text:p>1522907.56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503247">
            <text:p>1503247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523667.16">
            <text:p>1523667.16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503132.88">
            <text:p>1503132.88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528829.37">
            <text:p>1528829.37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504007.41">
            <text:p>1504007.41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523007.13">
            <text:p>1523007.13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503107.84">
            <text:p>1503107.84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522845.3">
            <text:p>1522845.3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504069.47">
            <text:p>1504069.47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522832.27">
            <text:p>1522832.27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503158.51">
            <text:p>1503158.51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523740.1">
            <text:p>1523740.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03173.62">
            <text:p>1503173.62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522884.06">
            <text:p>1522884.06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503263.66">
            <text:p>1503263.66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523446.18">
            <text:p>1523446.18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503403.7">
            <text:p>1503403.7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523159.46">
            <text:p>1523159.46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503013.73">
            <text:p>1503013.73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523415.75">
            <text:p>1523415.75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503202.25">
            <text:p>1503202.25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522641.16">
            <text:p>1522641.16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503913.53">
            <text:p>1503913.53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522753.78">
            <text:p>1522753.78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503324.85">
            <text:p>1503324.85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522716.28">
            <text:p>1522716.28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503964.38">
            <text:p>1503964.38</text:p>
          </table:table-cell>
        </table:table-row>
        <table:table-row table:style-name="ro3" table:number-rows-repeated="2">
          <table:table-cell table:number-columns-repeated="2"/>
        </table:table-row>
        <table:table-row table:style-name="ro1">
          <table:table-cell office:value-type="string">
            <text:p>Munge 32</text:p>
          </table:table-cell>
          <table:table-cell office:value-type="string">
            <text:p>Munge 32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762334.18">
            <text:p>762334.18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75206.74">
            <text:p>775206.7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75262.39">
            <text:p>775262.39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75705.42">
            <text:p>775705.4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53519.8">
            <text:p>753519.8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775507.4">
            <text:p>775507.4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75297.19">
            <text:p>775297.19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775222.66">
            <text:p>775222.66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53635.64">
            <text:p>753635.64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75149.96">
            <text:p>775149.9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76027.45">
            <text:p>776027.4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75158.8">
            <text:p>775158.8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53530.4">
            <text:p>753530.4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75149.66">
            <text:p>775149.66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75356.31">
            <text:p>775356.31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75179.17">
            <text:p>775179.17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53482.83">
            <text:p>753482.8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75348.24">
            <text:p>775348.2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775590.85">
            <text:p>775590.8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775098.48">
            <text:p>775098.4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753547.6">
            <text:p>753547.6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775114.64">
            <text:p>775114.64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775530.92">
            <text:p>775530.92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775127.43">
            <text:p>775127.43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753538">
            <text:p>753538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775778.42">
            <text:p>775778.42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775275.27">
            <text:p>775275.27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775182.35">
            <text:p>775182.35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753421.91">
            <text:p>753421.91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775846.56">
            <text:p>775846.5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775812.17">
            <text:p>775812.17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775253.34">
            <text:p>775253.34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754060.66">
            <text:p>754060.66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775189.99">
            <text:p>775189.99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775239.28">
            <text:p>775239.28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775476.65">
            <text:p>775476.65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753504.75">
            <text:p>753504.75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775238.14">
            <text:p>775238.14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775212.04">
            <text:p>775212.04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775874.53">
            <text:p>775874.53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753463.56">
            <text:p>753463.56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776684.79">
            <text:p>776684.79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775302.42">
            <text:p>775302.42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775329.44">
            <text:p>775329.44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753499.19">
            <text:p>753499.19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75335.96">
            <text:p>775335.96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775811.87">
            <text:p>775811.87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776958.66">
            <text:p>776958.66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753423.11">
            <text:p>753423.11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75224.49">
            <text:p>775224.49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75262.88">
            <text:p>775262.88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776345.34">
            <text:p>776345.34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753953.53">
            <text:p>753953.53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775783.38">
            <text:p>775783.38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775218.61">
            <text:p>775218.61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775622.59">
            <text:p>775622.59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753465.06">
            <text:p>753465.06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775331.29">
            <text:p>775331.29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775198.1">
            <text:p>775198.1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775302.67">
            <text:p>775302.67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754052.38">
            <text:p>754052.38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775421.59">
            <text:p>775421.59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775084.36">
            <text:p>775084.36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775351.21">
            <text:p>775351.21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757672.03">
            <text:p>757672.03</text:p>
          </table:table-cell>
        </table:table-row>
        <table:table-row table:style-name="ro2">
          <table:table-cell table:number-columns-repeated="2"/>
        </table:table-row>
        <table:table-row table:style-name="ro1">
          <table:table-cell office:value-type="string">
            <text:p>Munge 64</text:p>
          </table:table-cell>
          <table:table-cell office:value-type="string">
            <text:p>Munge 64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112238.34">
            <text:p>1112238.34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60985.7">
            <text:p>1160985.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161272.93">
            <text:p>1161272.9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61492.28">
            <text:p>1161492.28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03041.72">
            <text:p>1103041.7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32328.59">
            <text:p>1132328.59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32497.78">
            <text:p>1132497.78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32602.09">
            <text:p>1132602.09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04101.98">
            <text:p>1104101.98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160907.46">
            <text:p>1160907.4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60620.18">
            <text:p>1160620.18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60889.96">
            <text:p>1160889.96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03006.1">
            <text:p>1103006.1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33035.07">
            <text:p>1133035.07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32518.64">
            <text:p>1132518.64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32585.85">
            <text:p>1132585.8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103418.01">
            <text:p>1103418.01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60925.83">
            <text:p>1160925.83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62020.48">
            <text:p>1162020.48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160767.79">
            <text:p>1160767.7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102995.07">
            <text:p>1102995.07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132332.11">
            <text:p>1132332.11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133110.75">
            <text:p>1133110.75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132234.64">
            <text:p>1132234.64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103447.11">
            <text:p>1103447.11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160692.1">
            <text:p>1160692.1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160600.88">
            <text:p>1160600.88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161483.11">
            <text:p>1161483.11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103004.91">
            <text:p>1103004.91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132503.47">
            <text:p>1132503.4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132306.65">
            <text:p>1132306.65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133395.39">
            <text:p>1133395.39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104274.17">
            <text:p>1104274.17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160988.64">
            <text:p>1160988.64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161128.49">
            <text:p>1161128.49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160895.35">
            <text:p>1160895.35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102878.76">
            <text:p>1102878.76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132889.85">
            <text:p>1132889.85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132401.32">
            <text:p>1132401.32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132278.33">
            <text:p>1132278.33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103617.79">
            <text:p>1103617.79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160716.09">
            <text:p>1160716.09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161243.21">
            <text:p>1161243.21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160836.25">
            <text:p>1160836.25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104574.75">
            <text:p>1104574.75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132276.02">
            <text:p>1132276.02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132615.28">
            <text:p>1132615.28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132881.86">
            <text:p>1132881.86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103460.25">
            <text:p>1103460.25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160847.51">
            <text:p>1160847.5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161196.25">
            <text:p>1161196.25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161447.66">
            <text:p>1161447.66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102855.27">
            <text:p>1102855.27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132242.1">
            <text:p>1132242.1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132603.72">
            <text:p>1132603.72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132492.71">
            <text:p>1132492.71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104131.39">
            <text:p>1104131.39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160799.88">
            <text:p>1160799.88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160486.38">
            <text:p>1160486.38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161022.54">
            <text:p>1161022.54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103041">
            <text:p>1103041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132788.46">
            <text:p>1132788.46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132497.54">
            <text:p>1132497.54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132423.49">
            <text:p>1132423.49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103402.08">
            <text:p>1103402.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1">00/00/0000</text:date>, <text:time style:data-style-name="N2" text:time-value="0000-00-00T17:17: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5-05-11T17:01:14</meta:creation-date>
    <dc:date>2015-05-11T17:38:45</dc:date>
    <meta:editing-duration>PT15M2S</meta:editing-duration>
    <meta:editing-cycles>3</meta:editing-cycles>
    <meta:generator>LibreOffice/3.6$Linux_x86 LibreOffice_project/360m1$Build-304</meta:generator>
    <meta:document-statistic meta:table-count="1" meta:cell-count="52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516cm" svg:height="11.769cm" xlink:href=".." xlink:type="simple" chart:class="chart:bar" chart:style-name="ch1">
        <chart:title svg:x="12.328cm" svg:y="0.206cm" chart:style-name="ch2">
          <text:p>Munge 8</text:p>
        </chart:title>
        <chart:plot-area chart:style-name="ch3" table:cell-range-address="Sheet1.A1:Sheet1.B66" chart:data-source-has-labels="both" svg:x="1.17cm" svg:y="1.195cm" svg:width="25.028cm" svg:height="9.523cm">
          <chartooo:coordinate-region svg:x="2.717cm" svg:y="1.395cm" svg:width="23.474cm" svg:height="8.279cm"/>
          <chart:axis chart:dimension="x" chart:name="primary-x" chart:style-name="ch4" chartooo:axis-type="auto">
            <chartooo:date-scale/>
            <chart:title svg:x="12.899cm" svg:y="10.788cm" chart:style-name="ch5">
              <text:p>Alignment</text:p>
            </chart:title>
            <chart:categories table:cell-range-address="Sheet1.A2:Sheet1.A66"/>
          </chart:axis>
          <chart:axis chart:dimension="y" chart:name="primary-y" chart:style-name="ch6">
            <chart:title svg:x="0.451cm" svg:y="6.37cm" chart:style-name="ch7">
              <text:p>Time</text:p>
            </chart:title>
            <chart:grid chart:style-name="ch8" chart:class="major"/>
          </chart:axis>
          <chart:series chart:style-name="ch9" chart:values-cell-range-address="Sheet1.B2:Sheet1.B66" chart:label-cell-address="Sheet1.B1:Sheet1.B1" chart:class="chart:bar">
            <chart:data-point chart:repeated="6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nge 8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2:Sheet1.A66</svg:desc>
                </draw:g>
              </table:table-cell>
              <table:table-cell office:value-type="float" office:value="3040673.86">
                <text:p>3040673.86</text:p>
                <draw:g>
                  <svg:desc>Sheet1.B2:Sheet1.B66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3037310.55">
                <text:p>3037310.5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041965.57">
                <text:p>3041965.5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054129.08">
                <text:p>3054129.0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062783.07">
                <text:p>3062783.0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031567.08">
                <text:p>3031567.0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036687.29">
                <text:p>3036687.2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022028.47">
                <text:p>3022028.4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057341.17">
                <text:p>3057341.1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3060916.32">
                <text:p>3060916.3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059867.54">
                <text:p>3059867.5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051469">
                <text:p>305146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016611.14">
                <text:p>3016611.1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003900.68">
                <text:p>3003900.6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004520.33">
                <text:p>3004520.3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004266.2">
                <text:p>3004266.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004159.64">
                <text:p>3004159.6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005087.01">
                <text:p>3005087.0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006930.51">
                <text:p>3006930.5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004212.85">
                <text:p>3004212.8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003614.65">
                <text:p>3003614.6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3004391.23">
                <text:p>3004391.2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3003654.93">
                <text:p>3003654.9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3010041.24">
                <text:p>3010041.2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3004155.22">
                <text:p>3004155.2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3004467.17">
                <text:p>3004467.17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3003774.08">
                <text:p>3003774.0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3015001.99">
                <text:p>3015001.9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3007120.79">
                <text:p>3007120.79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004507.1">
                <text:p>3004507.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04400.37">
                <text:p>3004400.37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003903.7">
                <text:p>3003903.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004195.6">
                <text:p>3004195.6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003582.81">
                <text:p>3003582.81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004318.66">
                <text:p>3004318.66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003650.3">
                <text:p>3003650.3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004218.63">
                <text:p>3004218.63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003461.73">
                <text:p>3003461.73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005217.56">
                <text:p>3005217.56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004571.23">
                <text:p>3004571.2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003585.63">
                <text:p>3003585.63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3004099.24">
                <text:p>3004099.24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3003476.08">
                <text:p>3003476.08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3004156.15">
                <text:p>3004156.15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3003825.92">
                <text:p>3003825.9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3004541.15">
                <text:p>3004541.15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3004009.27">
                <text:p>3004009.27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3004179.11">
                <text:p>3004179.11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3003407.58">
                <text:p>3003407.58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3004154.85">
                <text:p>3004154.8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004024.86">
                <text:p>3004024.86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3005584.67">
                <text:p>3005584.67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3004693.08">
                <text:p>3004693.08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3003962.82">
                <text:p>3003962.8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3005440.86">
                <text:p>3005440.86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3003391.9">
                <text:p>3003391.9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3004175.3">
                <text:p>3004175.3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3003499.93">
                <text:p>3003499.93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3006771.88">
                <text:p>3006771.88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3004511.53">
                <text:p>3004511.5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003723.21">
                <text:p>3003723.21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3004357.48">
                <text:p>3004357.48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3003435.31">
                <text:p>3003435.31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3004099.48">
                <text:p>3004099.4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003669.86">
                <text:p>3003669.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xmlns:chartooo="http://openoffice.org/2010/chart" office:version="1.2">
  <office:meta>
    <meta:generator>LibreOffice/3.6$Linux_x86 LibreOffice_project/360m1$Build-30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571cm" svg:height="13.283cm" xlink:href=".." xlink:type="simple" chart:class="chart:bar" chart:style-name="ch1">
        <chart:title svg:x="12.236cm" svg:y="0.215cm" chart:style-name="ch2">
          <text:p>Munge 16</text:p>
        </chart:title>
        <chart:plot-area chart:style-name="ch3" table:cell-range-address="Sheet1.A69:Sheet1.B134" chart:data-source-has-labels="both" svg:x="1.17cm" svg:y="1.231cm" svg:width="25.083cm" svg:height="10.992cm">
          <chartooo:coordinate-region svg:x="2.717cm" svg:y="1.431cm" svg:width="23.53cm" svg:height="9.748cm"/>
          <chart:axis chart:dimension="x" chart:name="primary-x" chart:style-name="ch4" chartooo:axis-type="auto">
            <chartooo:date-scale/>
            <chart:title svg:x="12.926cm" svg:y="12.302cm" chart:style-name="ch5">
              <text:p>Alignment</text:p>
            </chart:title>
            <chart:categories table:cell-range-address="Sheet1.A70:Sheet1.A134"/>
          </chart:axis>
          <chart:axis chart:dimension="y" chart:name="primary-y" chart:style-name="ch6">
            <chart:title svg:x="0.451cm" svg:y="7.141cm" chart:style-name="ch7">
              <text:p>Time</text:p>
            </chart:title>
            <chart:grid chart:style-name="ch8" chart:class="major"/>
          </chart:axis>
          <chart:series chart:style-name="ch9" chart:values-cell-range-address="Sheet1.B70:Sheet1.B134" chart:label-cell-address="Sheet1.B69:Sheet1.B69" chart:class="chart:bar">
            <chart:data-point chart:repeated="6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nge 16</text:p>
                <draw:g>
                  <svg:desc>Sheet1.B69:Sheet1.B69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70:Sheet1.A134</svg:desc>
                </draw:g>
              </table:table-cell>
              <table:table-cell office:value-type="float" office:value="1512896.85">
                <text:p>1512896.85</text:p>
                <draw:g>
                  <svg:desc>Sheet1.B70:Sheet1.B134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522913.38">
                <text:p>1522913.3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503808.83">
                <text:p>1503808.8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523308.2">
                <text:p>1523308.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503428.34">
                <text:p>1503428.3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522802.08">
                <text:p>1522802.0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503720.06">
                <text:p>1503720.0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522979.7">
                <text:p>1522979.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503381.78">
                <text:p>1503381.7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523982.71">
                <text:p>1523982.7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05512.54">
                <text:p>1505512.5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523099.22">
                <text:p>1523099.2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504474.24">
                <text:p>1504474.2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523587.76">
                <text:p>1523587.7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503505.25">
                <text:p>1503505.2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22986.44">
                <text:p>1522986.4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503407.19">
                <text:p>1503407.1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523230.63">
                <text:p>1523230.6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507513.97">
                <text:p>1507513.9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523015.35">
                <text:p>1523015.3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503668.36">
                <text:p>1503668.3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523460.85">
                <text:p>1523460.8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503204.06">
                <text:p>1503204.06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523042.77">
                <text:p>1523042.77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504011.72">
                <text:p>1504011.7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523177.9">
                <text:p>1523177.9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503445.02">
                <text:p>1503445.02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522892.79">
                <text:p>1522892.7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504206.56">
                <text:p>1504206.5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525226.56">
                <text:p>1525226.5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503138.7">
                <text:p>1503138.7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524039.26">
                <text:p>1524039.2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503062.94">
                <text:p>1503062.94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522872.67">
                <text:p>1522872.67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505051.72">
                <text:p>1505051.7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523519.73">
                <text:p>1523519.73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503222.18">
                <text:p>1503222.18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522907.56">
                <text:p>1522907.56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503247">
                <text:p>1503247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523667.16">
                <text:p>1523667.1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503132.88">
                <text:p>1503132.88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528829.37">
                <text:p>1528829.37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504007.41">
                <text:p>1504007.41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523007.13">
                <text:p>1523007.13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503107.84">
                <text:p>1503107.84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522845.3">
                <text:p>1522845.3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504069.47">
                <text:p>1504069.47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522832.27">
                <text:p>1522832.2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503158.51">
                <text:p>1503158.51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523740.1">
                <text:p>1523740.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503173.62">
                <text:p>1503173.6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522884.06">
                <text:p>1522884.06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503263.66">
                <text:p>1503263.66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523446.18">
                <text:p>1523446.18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503403.7">
                <text:p>1503403.7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523159.46">
                <text:p>1523159.46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503013.73">
                <text:p>1503013.73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523415.75">
                <text:p>1523415.75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503202.25">
                <text:p>1503202.25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522641.16">
                <text:p>1522641.1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503913.53">
                <text:p>1503913.53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522753.78">
                <text:p>1522753.78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503324.85">
                <text:p>1503324.85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522716.28">
                <text:p>1522716.2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503964.38">
                <text:p>1503964.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xmlns:chartooo="http://openoffice.org/2010/chart" office:version="1.2">
  <office:meta>
    <meta:generator>LibreOffice/3.6$Linux_x86 LibreOffice_project/360m1$Build-30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571cm" svg:height="12.699cm" xlink:href=".." xlink:type="simple" chart:class="chart:bar" chart:style-name="ch1">
        <chart:title svg:x="12.236cm" svg:y="0.212cm" chart:style-name="ch2">
          <text:p>Munge 32</text:p>
        </chart:title>
        <chart:plot-area chart:style-name="ch3" table:cell-range-address="Sheet1.A138:Sheet1.B202 Sheet1.B137:Sheet1.B137" chart:data-source-has-labels="both" svg:x="1.17cm" svg:y="1.219cm" svg:width="25.083cm" svg:height="10.423cm">
          <chartooo:coordinate-region svg:x="2.532cm" svg:y="1.418cm" svg:width="23.716cm" svg:height="9.179cm"/>
          <chart:axis chart:dimension="x" chart:name="primary-x" chart:style-name="ch4" chartooo:axis-type="auto">
            <chartooo:date-scale/>
            <chart:title svg:x="12.926cm" svg:y="11.718cm" chart:style-name="ch5">
              <text:p>Alignment</text:p>
            </chart:title>
            <chart:categories table:cell-range-address="Sheet1.A138:Sheet1.A202"/>
          </chart:axis>
          <chart:axis chart:dimension="y" chart:name="primary-y" chart:style-name="ch6">
            <chart:title svg:x="0.451cm" svg:y="6.844cm" chart:style-name="ch7">
              <text:p>Time</text:p>
            </chart:title>
            <chart:grid chart:style-name="ch8" chart:class="major"/>
          </chart:axis>
          <chart:series chart:style-name="ch9" chart:values-cell-range-address="Sheet1.B138:Sheet1.B202" chart:label-cell-address="Sheet1.B137:Sheet1.B137" chart:class="chart:bar">
            <chart:data-point chart:repeated="6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nge 32</text:p>
                <draw:g>
                  <svg:desc>Sheet1.B137:Sheet1.B137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138:Sheet1.A202</svg:desc>
                </draw:g>
              </table:table-cell>
              <table:table-cell office:value-type="float" office:value="762334.18">
                <text:p>762334.18</text:p>
                <draw:g>
                  <svg:desc>Sheet1.B138:Sheet1.B202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775206.74">
                <text:p>775206.7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775262.39">
                <text:p>775262.3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775705.42">
                <text:p>775705.4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753519.8">
                <text:p>753519.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775507.4">
                <text:p>775507.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775297.19">
                <text:p>775297.1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75222.66">
                <text:p>775222.6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53635.64">
                <text:p>753635.6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775149.96">
                <text:p>775149.9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76027.45">
                <text:p>776027.45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775158.8">
                <text:p>775158.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753530.4">
                <text:p>753530.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775149.66">
                <text:p>775149.6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775356.31">
                <text:p>775356.3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775179.17">
                <text:p>775179.1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753482.83">
                <text:p>753482.83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775348.24">
                <text:p>775348.2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775590.85">
                <text:p>775590.8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775098.48">
                <text:p>775098.4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53547.6">
                <text:p>753547.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775114.64">
                <text:p>775114.64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775530.92">
                <text:p>775530.9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775127.43">
                <text:p>775127.4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753538">
                <text:p>75353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775778.42">
                <text:p>775778.4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775275.27">
                <text:p>775275.27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775182.35">
                <text:p>775182.35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753421.91">
                <text:p>753421.91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775846.56">
                <text:p>775846.5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75812.17">
                <text:p>775812.17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775253.34">
                <text:p>775253.3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754060.66">
                <text:p>754060.66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775189.99">
                <text:p>775189.99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775239.28">
                <text:p>775239.28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775476.65">
                <text:p>775476.65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753504.75">
                <text:p>753504.75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775238.14">
                <text:p>775238.14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775212.04">
                <text:p>775212.04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775874.53">
                <text:p>775874.5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53463.56">
                <text:p>753463.56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776684.79">
                <text:p>776684.79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775302.42">
                <text:p>775302.4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775329.44">
                <text:p>775329.44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753499.19">
                <text:p>753499.19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775335.96">
                <text:p>775335.96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775811.87">
                <text:p>775811.87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776958.66">
                <text:p>776958.66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753423.11">
                <text:p>753423.11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775224.49">
                <text:p>775224.4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775262.88">
                <text:p>775262.88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776345.34">
                <text:p>776345.34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753953.53">
                <text:p>753953.53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775783.38">
                <text:p>775783.38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775218.61">
                <text:p>775218.61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775622.59">
                <text:p>775622.59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753465.06">
                <text:p>753465.06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775331.29">
                <text:p>775331.29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775198.1">
                <text:p>775198.1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775302.67">
                <text:p>775302.6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54052.38">
                <text:p>754052.38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775421.59">
                <text:p>775421.59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775084.36">
                <text:p>775084.36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775351.21">
                <text:p>775351.2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757672.03">
                <text:p>757672.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xmlns:chartooo="http://openoffice.org/2010/chart" office:version="1.2">
  <office:meta>
    <meta:generator>LibreOffice/3.6$Linux_x86 LibreOffice_project/360m1$Build-30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461cm" svg:height="11.105cm" xlink:href=".." xlink:type="simple" chart:class="chart:bar" chart:style-name="ch1">
        <chart:title svg:x="12.181cm" svg:y="0.202cm" chart:style-name="ch2">
          <text:p>Munge 64</text:p>
        </chart:title>
        <chart:plot-area chart:style-name="ch3" table:cell-range-address="Sheet1.A204:Sheet1.B269" chart:data-source-has-labels="both" svg:x="1.169cm" svg:y="1.179cm" svg:width="24.976cm" svg:height="8.879cm">
          <chartooo:coordinate-region svg:x="2.716cm" svg:y="1.378cm" svg:width="23.422cm" svg:height="7.635cm"/>
          <chart:axis chart:dimension="x" chart:name="primary-x" chart:style-name="ch4" chartooo:axis-type="auto">
            <chartooo:date-scale/>
            <chart:title svg:x="12.872cm" svg:y="10.124cm" chart:style-name="ch5">
              <text:p>Alignment</text:p>
            </chart:title>
            <chart:categories table:cell-range-address="Sheet1.A205:Sheet1.A269"/>
          </chart:axis>
          <chart:axis chart:dimension="y" chart:name="primary-y" chart:style-name="ch6">
            <chart:title svg:x="0.451cm" svg:y="6.032cm" chart:style-name="ch7">
              <text:p>Time</text:p>
            </chart:title>
            <chart:grid chart:style-name="ch8" chart:class="major"/>
          </chart:axis>
          <chart:series chart:style-name="ch9" chart:values-cell-range-address="Sheet1.B205:Sheet1.B269" chart:label-cell-address="Sheet1.B204:Sheet1.B204" chart:class="chart:bar">
            <chart:data-point chart:repeated="6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nge 64</text:p>
                <draw:g>
                  <svg:desc>Sheet1.B204:Sheet1.B20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205:Sheet1.A269</svg:desc>
                </draw:g>
              </table:table-cell>
              <table:table-cell office:value-type="float" office:value="1112238.34">
                <text:p>1112238.34</text:p>
                <draw:g>
                  <svg:desc>Sheet1.B205:Sheet1.B269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160985.7">
                <text:p>1160985.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161272.93">
                <text:p>1161272.9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161492.28">
                <text:p>1161492.2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103041.72">
                <text:p>1103041.7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132328.59">
                <text:p>1132328.5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132497.78">
                <text:p>1132497.7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132602.09">
                <text:p>1132602.0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104101.98">
                <text:p>1104101.9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160907.46">
                <text:p>1160907.4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60620.18">
                <text:p>1160620.1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60889.96">
                <text:p>1160889.9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103006.1">
                <text:p>1103006.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133035.07">
                <text:p>1133035.0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132518.64">
                <text:p>1132518.6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132585.85">
                <text:p>1132585.8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103418.01">
                <text:p>1103418.0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160925.83">
                <text:p>1160925.8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162020.48">
                <text:p>1162020.4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160767.79">
                <text:p>1160767.7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02995.07">
                <text:p>1102995.07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132332.11">
                <text:p>1132332.1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133110.75">
                <text:p>1133110.7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132234.64">
                <text:p>1132234.6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103447.11">
                <text:p>1103447.1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160692.1">
                <text:p>1160692.1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160600.88">
                <text:p>1160600.8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161483.11">
                <text:p>1161483.11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103004.91">
                <text:p>1103004.91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132503.47">
                <text:p>1132503.4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32306.65">
                <text:p>1132306.65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133395.39">
                <text:p>1133395.3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104274.17">
                <text:p>1104274.17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160988.64">
                <text:p>1160988.64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161128.49">
                <text:p>1161128.49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160895.35">
                <text:p>1160895.35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102878.76">
                <text:p>1102878.76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132889.85">
                <text:p>1132889.85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132401.32">
                <text:p>1132401.3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132278.33">
                <text:p>1132278.3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103617.79">
                <text:p>1103617.79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160716.09">
                <text:p>1160716.09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161243.21">
                <text:p>1161243.21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160836.25">
                <text:p>1160836.25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104574.75">
                <text:p>1104574.75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132276.02">
                <text:p>1132276.02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132615.28">
                <text:p>1132615.28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132881.86">
                <text:p>1132881.86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103460.25">
                <text:p>1103460.25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160847.51">
                <text:p>1160847.5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161196.25">
                <text:p>1161196.25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161447.66">
                <text:p>1161447.66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102855.27">
                <text:p>1102855.27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132242.1">
                <text:p>1132242.1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132603.72">
                <text:p>1132603.7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132492.71">
                <text:p>1132492.71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104131.39">
                <text:p>1104131.39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160799.88">
                <text:p>1160799.88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160486.38">
                <text:p>1160486.38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161022.54">
                <text:p>1161022.5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103041">
                <text:p>1103041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132788.46">
                <text:p>1132788.46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132497.54">
                <text:p>1132497.54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132423.49">
                <text:p>1132423.4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103402.08">
                <text:p>1103402.0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xmlns:chartooo="http://openoffice.org/2010/chart" office:version="1.2">
  <office:meta>
    <meta:generator>LibreOffice/3.6$Linux_x86 LibreOffice_project/360m1$Build-30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8.031cm" svg:height="15.62cm" xlink:href=".." xlink:type="simple" chart:class="chart:bar" chart:style-name="ch1">
        <chart:title svg:x="13.27cm" svg:y="0.229cm" chart:style-name="ch2">
          <text:p>Munge</text:p>
        </chart:title>
        <chart:legend chart:legend-position="end" svg:x="25.768cm" svg:y="6.764cm" style:legend-expansion="high" chart:style-name="ch3"/>
        <chart:plot-area chart:style-name="ch4" table:cell-range-address="Sheet1.A205:Sheet1.B269 Sheet1.B1:Sheet1.B66 Sheet1.B69:Sheet1.B134 Sheet1.B137:Sheet1.B202 Sheet1.B204:Sheet1.B204" chart:data-source-has-labels="both" svg:x="1.179cm" svg:y="1.287cm" svg:width="24.253cm" svg:height="13.259cm">
          <chartooo:coordinate-region svg:x="2.726cm" svg:y="1.486cm" svg:width="22.693cm" svg:height="12.015cm"/>
          <chart:axis chart:dimension="x" chart:name="primary-x" chart:style-name="ch5" chartooo:axis-type="auto">
            <chartooo:date-scale/>
            <chart:title svg:x="12.52cm" svg:y="14.639cm" chart:style-name="ch6">
              <text:p>Alignment</text:p>
            </chart:title>
            <chart:categories table:cell-range-address="Sheet1.A205:Sheet1.A269"/>
          </chart:axis>
          <chart:axis chart:dimension="y" chart:name="primary-y" chart:style-name="ch7">
            <chart:title svg:x="0.451cm" svg:y="8.33cm" chart:style-name="ch8">
              <text:p>Time</text:p>
            </chart:title>
            <chart:grid chart:style-name="ch9" chart:class="major"/>
          </chart:axis>
          <chart:series chart:style-name="ch10" chart:values-cell-range-address="Sheet1.B2:Sheet1.B66" chart:label-cell-address="Sheet1.B1:Sheet1.B1" chart:class="chart:bar">
            <chart:data-point chart:repeated="65"/>
          </chart:series>
          <chart:series chart:style-name="ch11" chart:values-cell-range-address="Sheet1.B70:Sheet1.B134" chart:label-cell-address="Sheet1.B69:Sheet1.B69" chart:class="chart:bar">
            <chart:data-point chart:repeated="65"/>
          </chart:series>
          <chart:series chart:style-name="ch12" chart:values-cell-range-address="Sheet1.B138:Sheet1.B202" chart:label-cell-address="Sheet1.B137:Sheet1.B137" chart:class="chart:bar">
            <chart:data-point chart:repeated="65"/>
          </chart:series>
          <chart:series chart:style-name="ch13" chart:values-cell-range-address="Sheet1.B205:Sheet1.B269" chart:label-cell-address="Sheet1.B204:Sheet1.B204" chart:class="chart:bar">
            <chart:data-point chart:repeated="6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nge 8</text:p>
                <draw:g>
                  <svg:desc>Sheet1.B1:Sheet1.B1</svg:desc>
                </draw:g>
              </table:table-cell>
              <table:table-cell office:value-type="string">
                <text:p>Munge 16</text:p>
                <draw:g>
                  <svg:desc>Sheet1.B69:Sheet1.B69</svg:desc>
                </draw:g>
              </table:table-cell>
              <table:table-cell office:value-type="string">
                <text:p>Munge 32</text:p>
                <draw:g>
                  <svg:desc>Sheet1.B137:Sheet1.B137</svg:desc>
                </draw:g>
              </table:table-cell>
              <table:table-cell office:value-type="string">
                <text:p>Munge 64</text:p>
                <draw:g>
                  <svg:desc>Sheet1.B204:Sheet1.B20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205:Sheet1.A269</svg:desc>
                </draw:g>
              </table:table-cell>
              <table:table-cell office:value-type="float" office:value="3040673.86">
                <text:p>3040673.86</text:p>
                <draw:g>
                  <svg:desc>Sheet1.B2:Sheet1.B66</svg:desc>
                </draw:g>
              </table:table-cell>
              <table:table-cell office:value-type="float" office:value="1512896.85">
                <text:p>1512896.85</text:p>
                <draw:g>
                  <svg:desc>Sheet1.B70:Sheet1.B134</svg:desc>
                </draw:g>
              </table:table-cell>
              <table:table-cell office:value-type="float" office:value="762334.18">
                <text:p>762334.18</text:p>
                <draw:g>
                  <svg:desc>Sheet1.B138:Sheet1.B202</svg:desc>
                </draw:g>
              </table:table-cell>
              <table:table-cell office:value-type="float" office:value="1112238.34">
                <text:p>1112238.34</text:p>
                <draw:g>
                  <svg:desc>Sheet1.B205:Sheet1.B269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3037310.55">
                <text:p>3037310.55</text:p>
              </table:table-cell>
              <table:table-cell office:value-type="float" office:value="1522913.38">
                <text:p>1522913.38</text:p>
              </table:table-cell>
              <table:table-cell office:value-type="float" office:value="775206.74">
                <text:p>775206.74</text:p>
              </table:table-cell>
              <table:table-cell office:value-type="float" office:value="1160985.7">
                <text:p>1160985.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041965.57">
                <text:p>3041965.57</text:p>
              </table:table-cell>
              <table:table-cell office:value-type="float" office:value="1503808.83">
                <text:p>1503808.83</text:p>
              </table:table-cell>
              <table:table-cell office:value-type="float" office:value="775262.39">
                <text:p>775262.39</text:p>
              </table:table-cell>
              <table:table-cell office:value-type="float" office:value="1161272.93">
                <text:p>1161272.9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054129.08">
                <text:p>3054129.08</text:p>
              </table:table-cell>
              <table:table-cell office:value-type="float" office:value="1523308.2">
                <text:p>1523308.2</text:p>
              </table:table-cell>
              <table:table-cell office:value-type="float" office:value="775705.42">
                <text:p>775705.42</text:p>
              </table:table-cell>
              <table:table-cell office:value-type="float" office:value="1161492.28">
                <text:p>1161492.2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062783.07">
                <text:p>3062783.07</text:p>
              </table:table-cell>
              <table:table-cell office:value-type="float" office:value="1503428.34">
                <text:p>1503428.34</text:p>
              </table:table-cell>
              <table:table-cell office:value-type="float" office:value="753519.8">
                <text:p>753519.8</text:p>
              </table:table-cell>
              <table:table-cell office:value-type="float" office:value="1103041.72">
                <text:p>1103041.7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031567.08">
                <text:p>3031567.08</text:p>
              </table:table-cell>
              <table:table-cell office:value-type="float" office:value="1522802.08">
                <text:p>1522802.08</text:p>
              </table:table-cell>
              <table:table-cell office:value-type="float" office:value="775507.4">
                <text:p>775507.4</text:p>
              </table:table-cell>
              <table:table-cell office:value-type="float" office:value="1132328.59">
                <text:p>1132328.5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036687.29">
                <text:p>3036687.29</text:p>
              </table:table-cell>
              <table:table-cell office:value-type="float" office:value="1503720.06">
                <text:p>1503720.06</text:p>
              </table:table-cell>
              <table:table-cell office:value-type="float" office:value="775297.19">
                <text:p>775297.19</text:p>
              </table:table-cell>
              <table:table-cell office:value-type="float" office:value="1132497.78">
                <text:p>1132497.7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022028.47">
                <text:p>3022028.47</text:p>
              </table:table-cell>
              <table:table-cell office:value-type="float" office:value="1522979.7">
                <text:p>1522979.7</text:p>
              </table:table-cell>
              <table:table-cell office:value-type="float" office:value="775222.66">
                <text:p>775222.66</text:p>
              </table:table-cell>
              <table:table-cell office:value-type="float" office:value="1132602.09">
                <text:p>1132602.0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057341.17">
                <text:p>3057341.17</text:p>
              </table:table-cell>
              <table:table-cell office:value-type="float" office:value="1503381.78">
                <text:p>1503381.78</text:p>
              </table:table-cell>
              <table:table-cell office:value-type="float" office:value="753635.64">
                <text:p>753635.64</text:p>
              </table:table-cell>
              <table:table-cell office:value-type="float" office:value="1104101.98">
                <text:p>1104101.9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3060916.32">
                <text:p>3060916.32</text:p>
              </table:table-cell>
              <table:table-cell office:value-type="float" office:value="1523982.71">
                <text:p>1523982.71</text:p>
              </table:table-cell>
              <table:table-cell office:value-type="float" office:value="775149.96">
                <text:p>775149.96</text:p>
              </table:table-cell>
              <table:table-cell office:value-type="float" office:value="1160907.46">
                <text:p>1160907.4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059867.54">
                <text:p>3059867.54</text:p>
              </table:table-cell>
              <table:table-cell office:value-type="float" office:value="1505512.54">
                <text:p>1505512.54</text:p>
              </table:table-cell>
              <table:table-cell office:value-type="float" office:value="776027.45">
                <text:p>776027.45</text:p>
              </table:table-cell>
              <table:table-cell office:value-type="float" office:value="1160620.18">
                <text:p>1160620.1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051469">
                <text:p>3051469</text:p>
              </table:table-cell>
              <table:table-cell office:value-type="float" office:value="1523099.22">
                <text:p>1523099.22</text:p>
              </table:table-cell>
              <table:table-cell office:value-type="float" office:value="775158.8">
                <text:p>775158.8</text:p>
              </table:table-cell>
              <table:table-cell office:value-type="float" office:value="1160889.96">
                <text:p>1160889.9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016611.14">
                <text:p>3016611.14</text:p>
              </table:table-cell>
              <table:table-cell office:value-type="float" office:value="1504474.24">
                <text:p>1504474.24</text:p>
              </table:table-cell>
              <table:table-cell office:value-type="float" office:value="753530.4">
                <text:p>753530.4</text:p>
              </table:table-cell>
              <table:table-cell office:value-type="float" office:value="1103006.1">
                <text:p>1103006.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003900.68">
                <text:p>3003900.68</text:p>
              </table:table-cell>
              <table:table-cell office:value-type="float" office:value="1523587.76">
                <text:p>1523587.76</text:p>
              </table:table-cell>
              <table:table-cell office:value-type="float" office:value="775149.66">
                <text:p>775149.66</text:p>
              </table:table-cell>
              <table:table-cell office:value-type="float" office:value="1133035.07">
                <text:p>1133035.0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004520.33">
                <text:p>3004520.33</text:p>
              </table:table-cell>
              <table:table-cell office:value-type="float" office:value="1503505.25">
                <text:p>1503505.25</text:p>
              </table:table-cell>
              <table:table-cell office:value-type="float" office:value="775356.31">
                <text:p>775356.31</text:p>
              </table:table-cell>
              <table:table-cell office:value-type="float" office:value="1132518.64">
                <text:p>1132518.6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004266.2">
                <text:p>3004266.2</text:p>
              </table:table-cell>
              <table:table-cell office:value-type="float" office:value="1522986.44">
                <text:p>1522986.44</text:p>
              </table:table-cell>
              <table:table-cell office:value-type="float" office:value="775179.17">
                <text:p>775179.17</text:p>
              </table:table-cell>
              <table:table-cell office:value-type="float" office:value="1132585.85">
                <text:p>1132585.8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004159.64">
                <text:p>3004159.64</text:p>
              </table:table-cell>
              <table:table-cell office:value-type="float" office:value="1503407.19">
                <text:p>1503407.19</text:p>
              </table:table-cell>
              <table:table-cell office:value-type="float" office:value="753482.83">
                <text:p>753482.83</text:p>
              </table:table-cell>
              <table:table-cell office:value-type="float" office:value="1103418.01">
                <text:p>1103418.0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005087.01">
                <text:p>3005087.01</text:p>
              </table:table-cell>
              <table:table-cell office:value-type="float" office:value="1523230.63">
                <text:p>1523230.63</text:p>
              </table:table-cell>
              <table:table-cell office:value-type="float" office:value="775348.24">
                <text:p>775348.24</text:p>
              </table:table-cell>
              <table:table-cell office:value-type="float" office:value="1160925.83">
                <text:p>1160925.8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006930.51">
                <text:p>3006930.51</text:p>
              </table:table-cell>
              <table:table-cell office:value-type="float" office:value="1507513.97">
                <text:p>1507513.97</text:p>
              </table:table-cell>
              <table:table-cell office:value-type="float" office:value="775590.85">
                <text:p>775590.85</text:p>
              </table:table-cell>
              <table:table-cell office:value-type="float" office:value="1162020.48">
                <text:p>1162020.4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004212.85">
                <text:p>3004212.85</text:p>
              </table:table-cell>
              <table:table-cell office:value-type="float" office:value="1523015.35">
                <text:p>1523015.35</text:p>
              </table:table-cell>
              <table:table-cell office:value-type="float" office:value="775098.48">
                <text:p>775098.48</text:p>
              </table:table-cell>
              <table:table-cell office:value-type="float" office:value="1160767.79">
                <text:p>1160767.7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003614.65">
                <text:p>3003614.65</text:p>
              </table:table-cell>
              <table:table-cell office:value-type="float" office:value="1503668.36">
                <text:p>1503668.36</text:p>
              </table:table-cell>
              <table:table-cell office:value-type="float" office:value="753547.6">
                <text:p>753547.6</text:p>
              </table:table-cell>
              <table:table-cell office:value-type="float" office:value="1102995.07">
                <text:p>1102995.07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3004391.23">
                <text:p>3004391.23</text:p>
              </table:table-cell>
              <table:table-cell office:value-type="float" office:value="1523460.85">
                <text:p>1523460.85</text:p>
              </table:table-cell>
              <table:table-cell office:value-type="float" office:value="775114.64">
                <text:p>775114.64</text:p>
              </table:table-cell>
              <table:table-cell office:value-type="float" office:value="1132332.11">
                <text:p>1132332.1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3003654.93">
                <text:p>3003654.93</text:p>
              </table:table-cell>
              <table:table-cell office:value-type="float" office:value="1503204.06">
                <text:p>1503204.06</text:p>
              </table:table-cell>
              <table:table-cell office:value-type="float" office:value="775530.92">
                <text:p>775530.92</text:p>
              </table:table-cell>
              <table:table-cell office:value-type="float" office:value="1133110.75">
                <text:p>1133110.7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3010041.24">
                <text:p>3010041.24</text:p>
              </table:table-cell>
              <table:table-cell office:value-type="float" office:value="1523042.77">
                <text:p>1523042.77</text:p>
              </table:table-cell>
              <table:table-cell office:value-type="float" office:value="775127.43">
                <text:p>775127.43</text:p>
              </table:table-cell>
              <table:table-cell office:value-type="float" office:value="1132234.64">
                <text:p>1132234.6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3004155.22">
                <text:p>3004155.22</text:p>
              </table:table-cell>
              <table:table-cell office:value-type="float" office:value="1504011.72">
                <text:p>1504011.72</text:p>
              </table:table-cell>
              <table:table-cell office:value-type="float" office:value="753538">
                <text:p>753538</text:p>
              </table:table-cell>
              <table:table-cell office:value-type="float" office:value="1103447.11">
                <text:p>1103447.1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3004467.17">
                <text:p>3004467.17</text:p>
              </table:table-cell>
              <table:table-cell office:value-type="float" office:value="1523177.9">
                <text:p>1523177.9</text:p>
              </table:table-cell>
              <table:table-cell office:value-type="float" office:value="775778.42">
                <text:p>775778.42</text:p>
              </table:table-cell>
              <table:table-cell office:value-type="float" office:value="1160692.1">
                <text:p>1160692.1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3003774.08">
                <text:p>3003774.08</text:p>
              </table:table-cell>
              <table:table-cell office:value-type="float" office:value="1503445.02">
                <text:p>1503445.02</text:p>
              </table:table-cell>
              <table:table-cell office:value-type="float" office:value="775275.27">
                <text:p>775275.27</text:p>
              </table:table-cell>
              <table:table-cell office:value-type="float" office:value="1160600.88">
                <text:p>1160600.8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3015001.99">
                <text:p>3015001.99</text:p>
              </table:table-cell>
              <table:table-cell office:value-type="float" office:value="1522892.79">
                <text:p>1522892.79</text:p>
              </table:table-cell>
              <table:table-cell office:value-type="float" office:value="775182.35">
                <text:p>775182.35</text:p>
              </table:table-cell>
              <table:table-cell office:value-type="float" office:value="1161483.11">
                <text:p>1161483.11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3007120.79">
                <text:p>3007120.79</text:p>
              </table:table-cell>
              <table:table-cell office:value-type="float" office:value="1504206.56">
                <text:p>1504206.56</text:p>
              </table:table-cell>
              <table:table-cell office:value-type="float" office:value="753421.91">
                <text:p>753421.91</text:p>
              </table:table-cell>
              <table:table-cell office:value-type="float" office:value="1103004.91">
                <text:p>1103004.91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004507.1">
                <text:p>3004507.1</text:p>
              </table:table-cell>
              <table:table-cell office:value-type="float" office:value="1525226.56">
                <text:p>1525226.56</text:p>
              </table:table-cell>
              <table:table-cell office:value-type="float" office:value="775846.56">
                <text:p>775846.56</text:p>
              </table:table-cell>
              <table:table-cell office:value-type="float" office:value="1132503.47">
                <text:p>1132503.4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04400.37">
                <text:p>3004400.37</text:p>
              </table:table-cell>
              <table:table-cell office:value-type="float" office:value="1503138.7">
                <text:p>1503138.7</text:p>
              </table:table-cell>
              <table:table-cell office:value-type="float" office:value="775812.17">
                <text:p>775812.17</text:p>
              </table:table-cell>
              <table:table-cell office:value-type="float" office:value="1132306.65">
                <text:p>1132306.65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003903.7">
                <text:p>3003903.7</text:p>
              </table:table-cell>
              <table:table-cell office:value-type="float" office:value="1524039.26">
                <text:p>1524039.26</text:p>
              </table:table-cell>
              <table:table-cell office:value-type="float" office:value="775253.34">
                <text:p>775253.34</text:p>
              </table:table-cell>
              <table:table-cell office:value-type="float" office:value="1133395.39">
                <text:p>1133395.3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004195.6">
                <text:p>3004195.6</text:p>
              </table:table-cell>
              <table:table-cell office:value-type="float" office:value="1503062.94">
                <text:p>1503062.94</text:p>
              </table:table-cell>
              <table:table-cell office:value-type="float" office:value="754060.66">
                <text:p>754060.66</text:p>
              </table:table-cell>
              <table:table-cell office:value-type="float" office:value="1104274.17">
                <text:p>1104274.17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003582.81">
                <text:p>3003582.81</text:p>
              </table:table-cell>
              <table:table-cell office:value-type="float" office:value="1522872.67">
                <text:p>1522872.67</text:p>
              </table:table-cell>
              <table:table-cell office:value-type="float" office:value="775189.99">
                <text:p>775189.99</text:p>
              </table:table-cell>
              <table:table-cell office:value-type="float" office:value="1160988.64">
                <text:p>1160988.64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004318.66">
                <text:p>3004318.66</text:p>
              </table:table-cell>
              <table:table-cell office:value-type="float" office:value="1505051.72">
                <text:p>1505051.72</text:p>
              </table:table-cell>
              <table:table-cell office:value-type="float" office:value="775239.28">
                <text:p>775239.28</text:p>
              </table:table-cell>
              <table:table-cell office:value-type="float" office:value="1161128.49">
                <text:p>1161128.49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003650.3">
                <text:p>3003650.3</text:p>
              </table:table-cell>
              <table:table-cell office:value-type="float" office:value="1523519.73">
                <text:p>1523519.73</text:p>
              </table:table-cell>
              <table:table-cell office:value-type="float" office:value="775476.65">
                <text:p>775476.65</text:p>
              </table:table-cell>
              <table:table-cell office:value-type="float" office:value="1160895.35">
                <text:p>1160895.35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004218.63">
                <text:p>3004218.63</text:p>
              </table:table-cell>
              <table:table-cell office:value-type="float" office:value="1503222.18">
                <text:p>1503222.18</text:p>
              </table:table-cell>
              <table:table-cell office:value-type="float" office:value="753504.75">
                <text:p>753504.75</text:p>
              </table:table-cell>
              <table:table-cell office:value-type="float" office:value="1102878.76">
                <text:p>1102878.76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003461.73">
                <text:p>3003461.73</text:p>
              </table:table-cell>
              <table:table-cell office:value-type="float" office:value="1522907.56">
                <text:p>1522907.56</text:p>
              </table:table-cell>
              <table:table-cell office:value-type="float" office:value="775238.14">
                <text:p>775238.14</text:p>
              </table:table-cell>
              <table:table-cell office:value-type="float" office:value="1132889.85">
                <text:p>1132889.85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005217.56">
                <text:p>3005217.56</text:p>
              </table:table-cell>
              <table:table-cell office:value-type="float" office:value="1503247">
                <text:p>1503247</text:p>
              </table:table-cell>
              <table:table-cell office:value-type="float" office:value="775212.04">
                <text:p>775212.04</text:p>
              </table:table-cell>
              <table:table-cell office:value-type="float" office:value="1132401.32">
                <text:p>1132401.3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004571.23">
                <text:p>3004571.23</text:p>
              </table:table-cell>
              <table:table-cell office:value-type="float" office:value="1523667.16">
                <text:p>1523667.16</text:p>
              </table:table-cell>
              <table:table-cell office:value-type="float" office:value="775874.53">
                <text:p>775874.53</text:p>
              </table:table-cell>
              <table:table-cell office:value-type="float" office:value="1132278.33">
                <text:p>1132278.3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003585.63">
                <text:p>3003585.63</text:p>
              </table:table-cell>
              <table:table-cell office:value-type="float" office:value="1503132.88">
                <text:p>1503132.88</text:p>
              </table:table-cell>
              <table:table-cell office:value-type="float" office:value="753463.56">
                <text:p>753463.56</text:p>
              </table:table-cell>
              <table:table-cell office:value-type="float" office:value="1103617.79">
                <text:p>1103617.79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3004099.24">
                <text:p>3004099.24</text:p>
              </table:table-cell>
              <table:table-cell office:value-type="float" office:value="1528829.37">
                <text:p>1528829.37</text:p>
              </table:table-cell>
              <table:table-cell office:value-type="float" office:value="776684.79">
                <text:p>776684.79</text:p>
              </table:table-cell>
              <table:table-cell office:value-type="float" office:value="1160716.09">
                <text:p>1160716.09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3003476.08">
                <text:p>3003476.08</text:p>
              </table:table-cell>
              <table:table-cell office:value-type="float" office:value="1504007.41">
                <text:p>1504007.41</text:p>
              </table:table-cell>
              <table:table-cell office:value-type="float" office:value="775302.42">
                <text:p>775302.42</text:p>
              </table:table-cell>
              <table:table-cell office:value-type="float" office:value="1161243.21">
                <text:p>1161243.21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3004156.15">
                <text:p>3004156.15</text:p>
              </table:table-cell>
              <table:table-cell office:value-type="float" office:value="1523007.13">
                <text:p>1523007.13</text:p>
              </table:table-cell>
              <table:table-cell office:value-type="float" office:value="775329.44">
                <text:p>775329.44</text:p>
              </table:table-cell>
              <table:table-cell office:value-type="float" office:value="1160836.25">
                <text:p>1160836.25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3003825.92">
                <text:p>3003825.92</text:p>
              </table:table-cell>
              <table:table-cell office:value-type="float" office:value="1503107.84">
                <text:p>1503107.84</text:p>
              </table:table-cell>
              <table:table-cell office:value-type="float" office:value="753499.19">
                <text:p>753499.19</text:p>
              </table:table-cell>
              <table:table-cell office:value-type="float" office:value="1104574.75">
                <text:p>1104574.75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3004541.15">
                <text:p>3004541.15</text:p>
              </table:table-cell>
              <table:table-cell office:value-type="float" office:value="1522845.3">
                <text:p>1522845.3</text:p>
              </table:table-cell>
              <table:table-cell office:value-type="float" office:value="775335.96">
                <text:p>775335.96</text:p>
              </table:table-cell>
              <table:table-cell office:value-type="float" office:value="1132276.02">
                <text:p>1132276.02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3004009.27">
                <text:p>3004009.27</text:p>
              </table:table-cell>
              <table:table-cell office:value-type="float" office:value="1504069.47">
                <text:p>1504069.47</text:p>
              </table:table-cell>
              <table:table-cell office:value-type="float" office:value="775811.87">
                <text:p>775811.87</text:p>
              </table:table-cell>
              <table:table-cell office:value-type="float" office:value="1132615.28">
                <text:p>1132615.28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3004179.11">
                <text:p>3004179.11</text:p>
              </table:table-cell>
              <table:table-cell office:value-type="float" office:value="1522832.27">
                <text:p>1522832.27</text:p>
              </table:table-cell>
              <table:table-cell office:value-type="float" office:value="776958.66">
                <text:p>776958.66</text:p>
              </table:table-cell>
              <table:table-cell office:value-type="float" office:value="1132881.86">
                <text:p>1132881.86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3003407.58">
                <text:p>3003407.58</text:p>
              </table:table-cell>
              <table:table-cell office:value-type="float" office:value="1503158.51">
                <text:p>1503158.51</text:p>
              </table:table-cell>
              <table:table-cell office:value-type="float" office:value="753423.11">
                <text:p>753423.11</text:p>
              </table:table-cell>
              <table:table-cell office:value-type="float" office:value="1103460.25">
                <text:p>1103460.25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3004154.85">
                <text:p>3004154.85</text:p>
              </table:table-cell>
              <table:table-cell office:value-type="float" office:value="1523740.1">
                <text:p>1523740.1</text:p>
              </table:table-cell>
              <table:table-cell office:value-type="float" office:value="775224.49">
                <text:p>775224.49</text:p>
              </table:table-cell>
              <table:table-cell office:value-type="float" office:value="1160847.51">
                <text:p>1160847.5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004024.86">
                <text:p>3004024.86</text:p>
              </table:table-cell>
              <table:table-cell office:value-type="float" office:value="1503173.62">
                <text:p>1503173.62</text:p>
              </table:table-cell>
              <table:table-cell office:value-type="float" office:value="775262.88">
                <text:p>775262.88</text:p>
              </table:table-cell>
              <table:table-cell office:value-type="float" office:value="1161196.25">
                <text:p>1161196.25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3005584.67">
                <text:p>3005584.67</text:p>
              </table:table-cell>
              <table:table-cell office:value-type="float" office:value="1522884.06">
                <text:p>1522884.06</text:p>
              </table:table-cell>
              <table:table-cell office:value-type="float" office:value="776345.34">
                <text:p>776345.34</text:p>
              </table:table-cell>
              <table:table-cell office:value-type="float" office:value="1161447.66">
                <text:p>1161447.66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3004693.08">
                <text:p>3004693.08</text:p>
              </table:table-cell>
              <table:table-cell office:value-type="float" office:value="1503263.66">
                <text:p>1503263.66</text:p>
              </table:table-cell>
              <table:table-cell office:value-type="float" office:value="753953.53">
                <text:p>753953.53</text:p>
              </table:table-cell>
              <table:table-cell office:value-type="float" office:value="1102855.27">
                <text:p>1102855.27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3003962.82">
                <text:p>3003962.82</text:p>
              </table:table-cell>
              <table:table-cell office:value-type="float" office:value="1523446.18">
                <text:p>1523446.18</text:p>
              </table:table-cell>
              <table:table-cell office:value-type="float" office:value="775783.38">
                <text:p>775783.38</text:p>
              </table:table-cell>
              <table:table-cell office:value-type="float" office:value="1132242.1">
                <text:p>1132242.1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3005440.86">
                <text:p>3005440.86</text:p>
              </table:table-cell>
              <table:table-cell office:value-type="float" office:value="1503403.7">
                <text:p>1503403.7</text:p>
              </table:table-cell>
              <table:table-cell office:value-type="float" office:value="775218.61">
                <text:p>775218.61</text:p>
              </table:table-cell>
              <table:table-cell office:value-type="float" office:value="1132603.72">
                <text:p>1132603.7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3003391.9">
                <text:p>3003391.9</text:p>
              </table:table-cell>
              <table:table-cell office:value-type="float" office:value="1523159.46">
                <text:p>1523159.46</text:p>
              </table:table-cell>
              <table:table-cell office:value-type="float" office:value="775622.59">
                <text:p>775622.59</text:p>
              </table:table-cell>
              <table:table-cell office:value-type="float" office:value="1132492.71">
                <text:p>1132492.71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3004175.3">
                <text:p>3004175.3</text:p>
              </table:table-cell>
              <table:table-cell office:value-type="float" office:value="1503013.73">
                <text:p>1503013.73</text:p>
              </table:table-cell>
              <table:table-cell office:value-type="float" office:value="753465.06">
                <text:p>753465.06</text:p>
              </table:table-cell>
              <table:table-cell office:value-type="float" office:value="1104131.39">
                <text:p>1104131.39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3003499.93">
                <text:p>3003499.93</text:p>
              </table:table-cell>
              <table:table-cell office:value-type="float" office:value="1523415.75">
                <text:p>1523415.75</text:p>
              </table:table-cell>
              <table:table-cell office:value-type="float" office:value="775331.29">
                <text:p>775331.29</text:p>
              </table:table-cell>
              <table:table-cell office:value-type="float" office:value="1160799.88">
                <text:p>1160799.88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3006771.88">
                <text:p>3006771.88</text:p>
              </table:table-cell>
              <table:table-cell office:value-type="float" office:value="1503202.25">
                <text:p>1503202.25</text:p>
              </table:table-cell>
              <table:table-cell office:value-type="float" office:value="775198.1">
                <text:p>775198.1</text:p>
              </table:table-cell>
              <table:table-cell office:value-type="float" office:value="1160486.38">
                <text:p>1160486.38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3004511.53">
                <text:p>3004511.53</text:p>
              </table:table-cell>
              <table:table-cell office:value-type="float" office:value="1522641.16">
                <text:p>1522641.16</text:p>
              </table:table-cell>
              <table:table-cell office:value-type="float" office:value="775302.67">
                <text:p>775302.67</text:p>
              </table:table-cell>
              <table:table-cell office:value-type="float" office:value="1161022.54">
                <text:p>1161022.5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003723.21">
                <text:p>3003723.21</text:p>
              </table:table-cell>
              <table:table-cell office:value-type="float" office:value="1503913.53">
                <text:p>1503913.53</text:p>
              </table:table-cell>
              <table:table-cell office:value-type="float" office:value="754052.38">
                <text:p>754052.38</text:p>
              </table:table-cell>
              <table:table-cell office:value-type="float" office:value="1103041">
                <text:p>1103041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3004357.48">
                <text:p>3004357.48</text:p>
              </table:table-cell>
              <table:table-cell office:value-type="float" office:value="1522753.78">
                <text:p>1522753.78</text:p>
              </table:table-cell>
              <table:table-cell office:value-type="float" office:value="775421.59">
                <text:p>775421.59</text:p>
              </table:table-cell>
              <table:table-cell office:value-type="float" office:value="1132788.46">
                <text:p>1132788.46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3003435.31">
                <text:p>3003435.31</text:p>
              </table:table-cell>
              <table:table-cell office:value-type="float" office:value="1503324.85">
                <text:p>1503324.85</text:p>
              </table:table-cell>
              <table:table-cell office:value-type="float" office:value="775084.36">
                <text:p>775084.36</text:p>
              </table:table-cell>
              <table:table-cell office:value-type="float" office:value="1132497.54">
                <text:p>1132497.54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3004099.48">
                <text:p>3004099.48</text:p>
              </table:table-cell>
              <table:table-cell office:value-type="float" office:value="1522716.28">
                <text:p>1522716.28</text:p>
              </table:table-cell>
              <table:table-cell office:value-type="float" office:value="775351.21">
                <text:p>775351.21</text:p>
              </table:table-cell>
              <table:table-cell office:value-type="float" office:value="1132423.49">
                <text:p>1132423.4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003669.86">
                <text:p>3003669.86</text:p>
              </table:table-cell>
              <table:table-cell office:value-type="float" office:value="1503964.38">
                <text:p>1503964.38</text:p>
              </table:table-cell>
              <table:table-cell office:value-type="float" office:value="757672.03">
                <text:p>757672.03</text:p>
              </table:table-cell>
              <table:table-cell office:value-type="float" office:value="1103402.08">
                <text:p>1103402.0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xmlns:chartooo="http://openoffice.org/2010/chart" office:version="1.2">
  <office:meta>
    <meta:generator>LibreOffice/3.6$Linux_x86 LibreOffice_project/360m1$Build-30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